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2.3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4"/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Default"/>
          <table:table-cell table:style-name="ce4"/>
          <table:table-cell table:number-columns-repeated="1012"/>
        </table:table-row>
        <table:table-row table:style-name="ro2">
          <table:table-cell table:style-name="ce3" office:value-type="string" calcext:value-type="string">
            <text:p>34_d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Default"/>
          <table:table-cell table:style-name="ce4"/>
          <table:table-cell table:number-columns-repeated="1012"/>
        </table:table-row>
        <table:table-row table:style-name="ro2">
          <table:table-cell table:style-name="ce3" office:value-type="string" calcext:value-type="string">
            <text:p>34_bs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Default"/>
          <table:table-cell table:style-name="ce5"/>
          <table:table-cell table:number-columns-repeated="1012"/>
        </table:table-row>
        <table:table-row table:style-name="ro3">
          <table:table-cell office:value-type="string" calcext:value-type="string">
            <text:p>34_d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34_d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upper galaxy is cut in half, size is that of the lower galaxy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34_bs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s elongated but cut in the diagon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2-M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rhaps two merged galaxies, fluctuations in the background quite stro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s elongated but cut in the diagonal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cut in half horizontally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rhaps a part of a structure in the bottom right corn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n the original map is hardly visible</text:p>
          </table:table-cell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he structure seems much more extended in the original map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he structure seems at the limit of detection in the original map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here does not seem to be a galaxy in the original ma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galaxy is cut in half along the diagonal axi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1:58:31.991909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46:17.606317064</meta:creation-date>
    <meta:generator>LibreOffice/6.1.5.2$Linux_X86_64 LibreOffice_project/10$Build-2</meta:generator>
    <dc:date>2019-04-22T12:37:11.654554982</dc:date>
    <meta:editing-duration>PT1H49M32S</meta:editing-duration>
    <meta:editing-cycles>72</meta:editing-cycles>
    <meta:document-statistic meta:table-count="1" meta:cell-count="448" meta:object-count="0"/>
  </office:meta>
</office:document-meta>
</file>